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BA000046240000682E104D6D32.wmf"/>
  <manifest:file-entry manifest:media-type="" manifest:full-path="Pictures/200001CA00004010000051C6B39E5649.wmf"/>
  <manifest:file-entry manifest:media-type="image/png" manifest:full-path="Pictures/100000000000000800000008DD0ADA29.png"/>
  <manifest:file-entry manifest:media-type="" manifest:full-path="Pictures/200001560000449900004CB74AA4ED81.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3" svg:font-family="Arial, sans-serif"/>
    <style:font-face style:name="Calibri2" svg:font-family="Calibri, sans-serif"/>
    <style:font-face style:name="Colibri" svg:font-family="Colibri"/>
    <style:font-face style:name="OpenSymbol" svg:font-family="OpenSymbol"/>
    <style:font-face style:name="Tahoma4" svg:font-family="Tahoma"/>
    <style:font-face style:name="Arial4"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Paragraphe_20_standard">
      <style:paragraph-properties fo:break-before="page"/>
    </style:style>
    <style:style style:name="P4" style:family="paragraph" style:parent-style-name="Spec_20_-_20_Table_20_des_20_matières_20_-_20_Titre">
      <style:paragraph-properties fo:break-before="page"/>
    </style:style>
    <style:style style:name="P5" style:family="paragraph" style:parent-style-name="Table_20_Contents">
      <style:text-properties style:font-name="Tahoma1" fo:font-size="10pt"/>
    </style:style>
    <style:style style:name="P6" style:family="paragraph" style:parent-style-name="Table_20_Contents">
      <style:text-properties style:font-name="Tahoma1" fo:font-size="10pt" fo:font-weight="bold" style:font-weight-asian="bold" style:font-weight-complex="bold"/>
    </style:style>
    <style:style style:name="P7" style:family="paragraph" style:parent-style-name="Table_20_Contents">
      <style:paragraph-properties fo:text-align="center" style:justify-single-word="false"/>
      <style:text-properties style:font-name="Tahoma1" fo:font-size="12pt" style:font-size-asian="12pt" style:font-size-complex="12pt"/>
    </style:style>
    <style:style style:name="P8"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Spec_20_-_20_Paragraphe_20_standard">
      <style:paragraph-properties fo:margin-left="0cm" fo:margin-right="0cm" fo:text-indent="0cm" style:auto-text-indent="false"/>
    </style:style>
    <style:style style:name="P11"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2" style:family="paragraph" style:parent-style-name="Text_20_body">
      <style:paragraph-properties fo:margin-top="0cm" fo:margin-bottom="0.499cm"/>
    </style:style>
    <style:style style:name="P13" style:family="paragraph" style:parent-style-name="Spec_20_-_20_Sous-titre_20_du_20_document">
      <style:text-properties fo:color="#000000"/>
    </style:style>
    <style:style style:name="P14"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5"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6"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7" style:family="paragraph" style:parent-style-name="Text_20_body">
      <style:text-properties style:font-name-asian="MS Mincho" style:font-name-complex="Tahoma3"/>
    </style:style>
    <style:style style:name="P18" style:family="paragraph" style:parent-style-name="Text_20_body">
      <style:text-properties style:font-name="Arial2" fo:font-size="11pt" style:font-size-asian="11pt" style:font-size-complex="11pt"/>
    </style:style>
    <style:style style:name="P19" style:family="paragraph" style:parent-style-name="Text_20_body">
      <style:paragraph-properties fo:margin-top="0.423cm" fo:margin-bottom="0.212cm" text:number-lines="false" text:line-number="0"/>
    </style:style>
    <style:style style:name="P20" style:family="paragraph" style:parent-style-name="Text_20_body">
      <style:paragraph-properties fo:margin-top="0.423cm" fo:margin-bottom="0.212cm" text:number-lines="false" text:line-number="0"/>
      <style:text-properties style:font-name-asian="MS Mincho" style:font-name-complex="Tahoma3"/>
    </style:style>
    <style:style style:name="P21" style:family="paragraph" style:parent-style-name="Text_20_body">
      <style:text-properties style:font-name-asian="MS Mincho" style:font-name-complex="Tahoma3"/>
    </style:style>
    <style:style style:name="P22" style:family="paragraph" style:parent-style-name="Text_20_body" style:list-style-name="L1">
      <style:paragraph-properties fo:margin-top="0cm" fo:margin-bottom="0cm"/>
    </style:style>
    <style:style style:name="P23" style:family="paragraph" style:parent-style-name="Text_20_body" style:list-style-name="L4">
      <style:paragraph-properties fo:margin-top="0cm" fo:margin-bottom="0.499cm"/>
    </style:style>
    <style:style style:name="P24" style:family="paragraph" style:parent-style-name="Text_20_body">
      <style:paragraph-properties fo:margin-top="0cm" fo:margin-bottom="0.499cm"/>
      <style:text-properties style:font-name="Colibri" fo:font-size="11pt" fo:font-weight="normal" style:font-size-asian="11pt" style:font-weight-asian="normal" style:font-size-complex="11pt" style:font-weight-complex="normal"/>
    </style:style>
    <style:style style:name="P25" style:family="paragraph" style:parent-style-name="Text_20_body">
      <style:paragraph-properties fo:margin-top="0cm" fo:margin-bottom="0.499cm" text:number-lines="false" text:line-number="0"/>
    </style:style>
    <style:style style:name="P26" style:family="paragraph" style:parent-style-name="Text_20_body">
      <style:paragraph-properties fo:margin-top="0cm" fo:margin-bottom="0.499cm" text:number-lines="false" text:line-number="0"/>
      <style:text-properties style:font-name="Colibri" fo:font-weight="normal" style:font-size-asian="11pt" style:font-weight-asian="normal" style:font-size-complex="11pt" style:font-weight-complex="normal"/>
    </style:style>
    <style:style style:name="P27" style:family="paragraph" style:parent-style-name="Text_20_body" style:list-style-name="L5">
      <style:paragraph-properties fo:margin-top="0cm" fo:margin-bottom="0.499cm" text:number-lines="false" text:line-number="0"/>
      <style:text-properties style:font-name="Colibri" fo:font-weight="normal" style:font-size-asian="11pt" style:font-weight-asian="normal" style:font-size-complex="11pt" style:font-weight-complex="normal"/>
    </style:style>
    <style:style style:name="P28" style:family="paragraph" style:parent-style-name="Text_20_body" style:list-style-name="L5">
      <style:paragraph-properties fo:margin-top="0cm" fo:margin-bottom="0.499cm" text:number-lines="false" text:line-number="0"/>
    </style:style>
    <style:style style:name="P29" style:family="paragraph" style:parent-style-name="Text_20_body">
      <style:paragraph-properties fo:margin-top="0cm" fo:margin-bottom="0.499cm" text:number-lines="false" text:line-number="0"/>
      <style:text-properties style:font-name-asian="MS Mincho" style:font-name-complex="Tahoma3"/>
    </style:style>
    <style:style style:name="P30" style:family="paragraph" style:parent-style-name="Text_20_body">
      <style:paragraph-properties fo:margin-top="0.423cm" fo:margin-bottom="0.212cm" text:number-lines="false" text:line-number="0"/>
    </style:style>
    <style:style style:name="P31" style:family="paragraph" style:parent-style-name="Heading_20_1">
      <style:text-properties style:font-name-asian="MS Mincho" style:font-name-complex="Tahoma3"/>
    </style:style>
    <style:style style:name="P32" style:family="paragraph" style:parent-style-name="Heading_20_1">
      <style:paragraph-properties fo:break-before="page"/>
    </style:style>
    <style:style style:name="P33" style:family="paragraph" style:parent-style-name="Paragraphe">
      <style:paragraph-properties fo:margin-top="0cm" fo:margin-bottom="0.499cm"/>
      <style:text-properties style:font-name="Colibri" fo:font-size="11pt" fo:font-weight="normal" style:font-size-asian="11pt" style:font-weight-asian="normal" style:font-size-complex="11pt" style:font-weight-complex="normal"/>
    </style:style>
    <style:style style:name="P34" style:family="paragraph" style:parent-style-name="Heading_20_2">
      <style:paragraph-properties>
        <style:tab-stops>
          <style:tab-stop style:position="4.313cm"/>
        </style:tab-stops>
      </style:paragraph-properties>
      <style:text-properties style:font-name="Cambria2"/>
    </style:style>
    <style:style style:name="P35" style:family="paragraph" style:parent-style-name="Heading_20_2">
      <style:text-properties style:font-name-asian="MS Mincho" style:font-name-complex="Tahoma3"/>
    </style:style>
    <style:style style:name="P36" style:family="paragraph" style:parent-style-name="Heading_20_2">
      <style:paragraph-properties fo:margin-top="0.423cm" fo:margin-bottom="0.212cm" fo:keep-with-next="always" text:number-lines="false" text:line-number="0"/>
    </style:style>
    <style:style style:name="P37" style:family="paragraph" style:parent-style-name="Heading_20_2">
      <style:paragraph-properties fo:margin-top="0.423cm" fo:margin-bottom="0.212cm" fo:keep-with-next="always" text:number-lines="false" text:line-number="0"/>
      <style:text-properties style:font-name-asian="MS Mincho" style:font-name-complex="Tahoma3"/>
    </style:style>
    <style:style style:name="P38" style:family="paragraph">
      <style:text-properties style:font-name="Arial2" fo:font-size="10pt" fo:font-weight="bold" style:font-size-asian="10pt" style:font-weight-asian="bold" style:font-size-complex="10pt" style:font-weight-complex="bold"/>
    </style:style>
    <style:style style:name="T1" style:family="text">
      <style:text-properties style:font-name="Calibri2" fo:font-size="11pt"/>
    </style:style>
    <style:style style:name="T2" style:family="text">
      <style:text-properties style:font-name="Calibri2" fo:font-size="11pt" style:font-name-asian="MS Mincho" style:font-name-complex="Tahoma3"/>
    </style:style>
    <style:style style:name="T3" style:family="text">
      <style:text-properties style:font-name="Calibri2" fo:font-size="11pt" fo:font-weight="bold" style:font-name-asian="MS Mincho" style:font-weight-asian="bold" style:font-name-complex="Tahoma3" style:font-weight-complex="bold"/>
    </style:style>
    <style:style style:name="T4" style:family="text">
      <style:text-properties fo:font-size="11pt"/>
    </style:style>
    <style:style style:name="T5" style:family="text">
      <style:text-properties style:font-name-asian="MS Mincho"/>
    </style:style>
    <style:style style:name="T6" style:family="text">
      <style:text-properties style:font-name-asian="MS Mincho" style:font-name-complex="Tahoma3"/>
    </style:style>
    <style:style style:name="T7" style:family="text">
      <style:text-properties fo:font-weight="bold" style:font-weight-asian="bold" style:font-weight-complex="bold"/>
    </style:style>
    <style:style style:name="T8" style:family="text">
      <style:text-properties fo:font-weight="bold" style:font-name-asian="MS Mincho" style:font-weight-asian="bold" style:font-name-complex="Tahoma3" style:font-weight-complex="bold"/>
    </style:style>
    <style:style style:name="T9" style:family="text">
      <style:text-properties style:font-name-complex="Tahoma3"/>
    </style:style>
    <style:style style:name="T10" style:family="text">
      <style:text-properties style:font-name="Arial3" fo:font-size="10pt" fo:font-weight="bold" style:font-name-asian="MS Mincho" style:font-name-complex="Tahoma3"/>
    </style:style>
    <style:style style:name="T11" style:family="text">
      <style:text-properties fo:font-size="10pt"/>
    </style:style>
    <style:style style:name="T12" style:family="text">
      <style:text-properties fo:font-size="10pt" fo:font-style="italic" style:font-style-asian="italic" style:font-style-complex="italic"/>
    </style:style>
    <style:style style:name="T13" style:family="text">
      <style:text-properties style:font-name="Colibri" fo:font-size="10pt" fo:font-weight="normal" style:font-size-asian="11pt" style:font-weight-asian="normal" style:font-size-complex="11pt" style:font-weight-complex="normal"/>
    </style:style>
    <style:style style:name="T14" style:family="text">
      <style:text-properties style:font-name="Colibri" fo:font-size="10pt" fo:font-style="italic" fo:font-weight="normal" style:font-size-asian="11pt" style:font-style-asian="italic" style:font-weight-asian="normal" style:font-size-complex="11pt" style:font-style-complex="italic" style:font-weight-complex="normal"/>
    </style:style>
    <style:style style:name="T15" style:family="text">
      <style:text-properties style:font-name="Colibri" fo:font-size="10pt" fo:font-style="normal" fo:font-weight="normal" style:font-size-asian="11pt" style:font-style-asian="normal" style:font-weight-asian="normal" style:font-size-complex="11pt" style:font-style-complex="normal" style:font-weight-complex="normal"/>
    </style:style>
    <style:style style:name="T16" style:family="text">
      <style:text-properties style:font-name="Colibri" fo:font-size="11pt" fo:font-weight="normal" style:font-name-asian="MS Mincho" style:font-size-asian="11pt" style:font-weight-asian="normal" style:font-name-complex="Tahoma3" style:font-size-complex="11pt" style:font-weight-complex="normal"/>
    </style:style>
    <style:style style:name="T17" style:family="text">
      <style:text-properties style:font-name="Colibri" fo:font-size="11pt" fo:font-style="italic" fo:font-weight="normal" style:font-name-asian="MS Mincho" style:font-size-asian="11pt" style:font-style-asian="italic" style:font-weight-asian="normal" style:font-name-complex="Tahoma3" style:font-size-complex="11pt" style:font-style-complex="italic" style:font-weight-complex="normal"/>
    </style:style>
    <style:style style:name="T18" style:family="text">
      <style:text-properties style:font-name="Colibri" fo:font-weight="normal" style:font-size-asian="11pt" style:font-weight-asian="normal" style:font-size-complex="11pt" style:font-weight-complex="normal"/>
    </style:style>
    <style:style style:name="T19" style:family="text">
      <style:text-properties style:font-name="Colibri" fo:font-style="italic" fo:font-weight="normal" style:font-size-asian="11pt" style:font-style-asian="italic" style:font-weight-asian="normal" style:font-size-complex="11pt" style:font-style-complex="italic" style:font-weight-complex="normal"/>
    </style:style>
    <style:style style:name="T20" style:family="text">
      <style:text-properties fo:font-style="italic" style:font-style-asian="italic" style:font-style-complex="italic"/>
    </style:style>
    <style:style style:name="T21" style:family="text">
      <style:text-properties fo:color="#000080" style:font-name="Arial2" fo:font-size="10pt" fo:font-weight="bold" style:font-size-asian="10pt" style:font-weight-asian="bold" style:font-size-complex="10pt" style:font-weight-complex="bold"/>
    </style:style>
    <style:style style:name="T22" style:family="text">
      <style:text-properties style:font-name="Arial2" fo:font-size="10pt" fo:font-weight="normal" style:font-size-asian="10pt" style:font-weight-asian="normal" style:font-size-complex="10pt" style:font-weight-complex="normal"/>
    </style:style>
    <style:style style:name="T23"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24" style:family="text">
      <style:text-properties style:font-name="Arial2" fo:font-size="10pt" fo:font-weight="bold" style:font-size-asian="10pt" style:font-weight-asian="bold" style:font-size-complex="10pt" style:font-weight-complex="bold"/>
    </style:style>
    <style:style style:name="T25" style:family="text">
      <style:text-properties fo:color="#800000" style:font-name="Arial2" fo:font-size="10pt" fo:font-weight="bold" style:font-size-asian="10pt" style:font-weight-asian="bold" style:font-size-complex="10pt" style:font-weight-complex="bold"/>
    </style:style>
    <style:style style:name="T26" style:family="text">
      <style:text-properties fo:color="#008000" style:font-name="Arial2" fo:font-size="10pt" fo:font-weight="bold" style:font-size-asian="10pt" style:font-weight-asian="bold" style:font-size-complex="10pt" style:font-weight-complex="bold"/>
    </style:style>
    <style:style style:name="fr1" style:family="graphic" style:parent-style-name="Graphics">
      <style:graphic-properties fo:margin-left="0.319cm" fo:margin-right="0.319cm" style:run-through="foreground" style:wrap="none" style:vertical-pos="from-top" style:vertical-rel="paragraph" style:horizontal-pos="from-left" style:horizontal-rel="paragraph" fo:padding="0.009cm" fo:border="0.018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foreground" style:wrap="none" style:vertical-pos="from-top" style:vertical-rel="paragraph" style:horizontal-pos="from-left" style:horizontal-rel="paragraph" fo:padding="0.009cm" fo:border="0.018cm solid #0000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1"><text:title>Titre du Document</text:title></text:p>
      <text:p text:style-name="P13"><text:subject>Sous-titre ou Description du document</text:subject></text:p>
      <text:p text:style-name="Spec_20_-_20_Sous-titre_20_du_20_document"/>
      <text:p text:style-name="P10"/>
      <text:p text:style-name="P10"/>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Gartu Stefana</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7">Référence</text:p>
          </table:table-cell>
          <table:table-cell table:style-name="Tableau2.A1" office:value-type="string">
            <text:p text:style-name="P8">NOM DOC REF</text:p>
          </table:table-cell>
          <table:table-cell table:style-name="Tableau2.A1" office:value-type="string">
            <text:p text:style-name="P7">Version</text:p>
          </table:table-cell>
          <table:table-cell table:style-name="Tableau2.D1" office:value-type="float" office:value="36526">
            <text:p text:style-name="P7">1.0</text:p>
          </table:table-cell>
        </table:table-row>
        <table:table-row>
          <table:table-cell table:style-name="Tableau2.A2" office:value-type="string">
            <text:p text:style-name="P7">Avancement</text:p>
          </table:table-cell>
          <table:table-cell table:style-name="Tableau2.A2" office:value-type="string">
            <text:p text:style-name="P8">Terminé/En cours</text:p>
          </table:table-cell>
          <table:table-cell table:style-name="Tableau2.C2" table:number-rows-spanned="2" table:number-columns-spanned="2" office:value-type="string">
            <text:p text:style-name="P8">VALIDÉ/NON VALIDÉ</text:p>
          </table:table-cell>
          <table:covered-table-cell/>
        </table:table-row>
        <table:table-row>
          <table:table-cell table:style-name="Tableau2.A2" office:value-type="string">
            <text:p text:style-name="P7">Dernière mise à jour</text:p>
          </table:table-cell>
          <table:table-cell table:style-name="Tableau2.B3" office:value-type="date" office:date-value="2011-01-05">
            <text:p text:style-name="P8">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9">05/01/11</text:p>
          </table:table-cell>
          <table:table-cell table:style-name="Tableau3.A2" office:value-type="string">
            <text:p text:style-name="Table_20_Contents">Responsable</text:p>
          </table:table-cell>
          <table:table-cell table:style-name="Tableau3.D2" office:value-type="string">
            <text:p text:style-name="P9">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Table des matières</text:p>
          </text:index-title>
          <text:p text:style-name="P14">1 <text:s text:c="2"/>Historique du document<text:tab/><text:a xlink:type="simple" xlink:href="#__RefHeading__488_297275160" text:style-name="Internet_20_link" text:visited-style-name="Internet_20_link">4</text:a></text:p>
          <text:p text:style-name="P14">2 <text:s text:c="2"/>Introduction<text:tab/><text:a xlink:type="simple" xlink:href="#__RefHeading__494_297275160" text:style-name="Internet_20_link" text:visited-style-name="Internet_20_link">5</text:a></text:p>
          <text:p text:style-name="P15">2.1 <text:s/>Présentation du projet<text:tab/><text:a xlink:type="simple" xlink:href="#__RefHeading__498_297275160" text:style-name="Internet_20_link" text:visited-style-name="Internet_20_link">5</text:a></text:p>
          <text:p text:style-name="P16">2.1.1 <text:s/>Contexte<text:tab/><text:a xlink:type="simple" xlink:href="#__RefHeading__500_297275160" text:style-name="Internet_20_link" text:visited-style-name="Internet_20_link">5</text:a></text:p>
          <text:p text:style-name="P16">2.1.2 <text:s/>Objectifs <text:tab/><text:a xlink:type="simple" xlink:href="#__RefHeading__390_1336058694" text:style-name="Internet_20_link" text:visited-style-name="Internet_20_link">5</text:a></text:p>
          <text:p text:style-name="P15">2.2 <text:s/>Présentation du document <text:tab/><text:a xlink:type="simple" xlink:href="#__RefHeading__392_1336058694" text:style-name="Internet_20_link" text:visited-style-name="Internet_20_link">5</text:a></text:p>
          <text:p text:style-name="P15">2.3 <text:s/>Document applicables/Documents de référence <text:tab/><text:a xlink:type="simple" xlink:href="#__RefHeading__394_1336058694" text:style-name="Internet_20_link" text:visited-style-name="Internet_20_link">5</text:a></text:p>
          <text:p text:style-name="P16">2.3.1 <text:s/>Documents applicables <text:tab/><text:a xlink:type="simple" xlink:href="#__RefHeading__396_1336058694" text:style-name="Internet_20_link" text:visited-style-name="Internet_20_link">5</text:a></text:p>
          <text:p text:style-name="P16">2.3.2 <text:s/>Documents de référence <text:tab/><text:a xlink:type="simple" xlink:href="#__RefHeading__398_1336058694" text:style-name="Internet_20_link" text:visited-style-name="Internet_20_link">5</text:a></text:p>
          <text:p text:style-name="P15">2.4 <text:s/>Terminologie et Abréviations <text:tab/><text:a xlink:type="simple" xlink:href="#__RefHeading__400_1336058694" text:style-name="Internet_20_link" text:visited-style-name="Internet_20_link">5</text:a></text:p>
          <text:p text:style-name="P14">3 <text:s text:c="2"/>Contenu 1<text:tab/><text:a xlink:type="simple" xlink:href="#__RefHeading__402_1336058694" text:style-name="Internet_20_link" text:visited-style-name="Internet_20_link">6</text:a></text:p>
          <text:p text:style-name="P14">4 <text:s text:c="2"/>Contenu <text:s/>2<text:tab/><text:a xlink:type="simple" xlink:href="#__RefHeading__404_1336058694" text:style-name="Internet_20_link" text:visited-style-name="Internet_20_link">6</text:a></text:p>
          <text:p text:style-name="P15">4.1 <text:s/>etc<text:tab/><text:a xlink:type="simple" xlink:href="#__RefHeading__424_1336058694" text:style-name="Internet_20_link" text:visited-style-name="Internet_20_link">6</text:a></text:p>
        </text:index-body>
      </text:table-of-content>
      <text:p text:style-name="Standard"/>
      <text:p text:style-name="Standard"/>
      <text:p text:style-name="Standard"/>
      <text:h text:style-name="P32"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Date</text:p>
          </table:table-cell>
          <table:table-cell table:style-name="Tableau1.A1" office:value-type="string">
            <text:p text:style-name="P6">Auteur</text:p>
          </table:table-cell>
          <table:table-cell table:style-name="Tableau1.A1" office:value-type="string">
            <text:p text:style-name="P6">Version</text:p>
          </table:table-cell>
          <table:table-cell table:style-name="Tableau1.D1" office:value-type="string">
            <text:p text:style-name="P6">Sujet de la modification</text:p>
          </table:table-cell>
        </table:table-row>
        <table:table-row>
          <table:table-cell table:style-name="Tableau1.A2" office:value-type="date" office:date-value="1899-12-30">
            <text:p text:style-name="P5">30/12/1899</text:p>
          </table:table-cell>
          <table:table-cell table:style-name="Tableau1.B2" office:value-type="string">
            <text:p text:style-name="P5">Nom Prénom</text:p>
          </table:table-cell>
          <table:table-cell table:style-name="Tableau1.C2" office:value-type="float" office:value="36526">
            <text:p text:style-name="P5">1.0</text:p>
          </table:table-cell>
          <table:table-cell table:style-name="Tableau1.D2" office:value-type="string">
            <text:p text:style-name="P5">Création</text:p>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34" text:outline-level="2"><text:bookmark text:name="__RefHeading__392_1336058694"/><text:span text:style-name="T4">Présentation du document</text:span> <text:bookmark-end text:name="__RefHeading__392_1336058694"/></text:h>
      <text:p text:style-name="Text_20_body"><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27699917" text:style-name="L1">
        <text:list-item>
          <text:p text:style-name="P22">Plan-type «dossier de gestion de la documentation»</text:p>
        </text:list-item>
        <text:list-item>
          <text:p text:style-name="P22">etc.</text:p>
        </text:list-item>
      </text:list>
      <text:h text:style-name="Heading_20_2" text:outline-level="2"><text:bookmark text:name="__RefHeading__400_1336058694"/><text:span text:style-name="T1">Terminologie et Abréviations</text:span> <text:bookmark-end text:name="__RefHeading__400_1336058694"/></text:h>
      <text:p text:style-name="P17"><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7"><text:soft-page-break/></text:p>
      <text:h text:style-name="P31" text:outline-level="1"><text:bookmark text:name="__RefHeading__402_1336058694"/>PROCESSUS DE MAINTENANCE DU MATERIEL<text:bookmark-end text:name="__RefHeading__402_1336058694"/></text:h>
      <text:p text:style-name="P17"/>
      <text:h text:style-name="P35" text:outline-level="2">MCT</text:h>
      <text:p text:style-name="P17"><draw:frame draw:style-name="fr1" draw:name="Image19" text:anchor-type="char" svg:x="0.296cm" svg:y="0.93cm" svg:width="16.111cm" svg:height="19.23cm" draw:z-index="6"><draw:image xlink:href="Pictures/200001CA00004010000051C6B39E5649.wmf" xlink:type="simple" xlink:show="embed" xlink:actuate="onLoad"/></draw:frame></text:p>
      <text:p text:style-name="Text_20_body"><text:soft-page-break/><text:span text:style-name="T6">Ce Modèle décrit la Procédure : </text:span><text:span text:style-name="T7">MAINTENIR</text:span>: REALISER LES OPERATIONS DE MAINTENANCE.</text:p>
      <text:p text:style-name="P12">Ce Modèle décrit le Domaine : <text:span text:style-name="T7">GERER-MATERIEL</text:span>: GERER LE PARC DE MATERIELS:</text:p>
      <text:p text:style-name="P17">REALISER LES OPERATIONS DE MAINTENANCE.</text:p>
      <text:p text:style-name="P12">Cette Procédure est composée des Opérations :</text:p>
      <text:list xml:id="list27682520" text:style-name="L4">
        <text:list-item>
          <text:p text:style-name="P23"><text:span text:style-name="T7">DIAGNOSTIQUER-PANNE</text:span>: DIAGNOSTIQUER UNE PANNE.</text:p>
        </text:list-item>
        <text:list-item>
          <text:p text:style-name="P23"><text:span text:style-name="T7">IDENTIFIER-OPE/M </text:span>: IDENTIFICATION DE L'OPERATION DE MAINTENANCE, pour répondre à une demande.</text:p>
        </text:list-item>
        <text:list-item>
          <text:p text:style-name="P23"><text:span text:style-name="T7">LANCER-OPE/M </text:span>:LANCER UNE OPERATION DE MAINTENANCE.</text:p>
        </text:list-item>
        <text:list-item>
          <text:p text:style-name="P23"><text:span text:style-name="T7">REALISER-OPE/M </text:span>:REALISER UNE OPERATION DE MAINTENANCE.</text:p>
        </text:list-item>
      </text:list>
      <text:h text:style-name="P37" text:outline-level="2">MCD</text:h>
      <text:p text:style-name="P20">À faire</text:p>
      <text:h text:style-name="P37" text:outline-level="2">MOT</text:h>
      <text:p text:style-name="P20">A faire </text:p>
      <text:h text:style-name="P37" text:outline-level="2">Applications informatiques existantes</text:h>
      <text:p text:style-name="P19"><text:span text:style-name="T2"><text:tab/></text:span><text:span text:style-name="T3">L’application de planification de la maintenance</text:span><text:span text:style-name="T8"> </text:span><text:span text:style-name="T2">est utilisée pour organiser les opérations de maintenance par le Département Maintenance.</text:span></text:p>
      <text:p text:style-name="P19"><text:span text:style-name="T3"><text:tab/>L’application de gestion des stocks de pièces de rechange</text:span><text:span text:style-name="T6"> </text:span><text:span text:style-name="T2">est aussi utilisée pour gérer la quantité de pièces de rechanges à fournir pour les opérations de maintenance lors des demandes et des sorties. </text:span></text:p>
      <text:p text:style-name="P20">Il y a 20000 opérations de maintenance par an (environ 80 opérations par jour). Le nombre important d’opérations de maintenance induit une utilisation importante des applications.</text:p>
      <text:p text:style-name="P20"/>
      <text:h text:style-name="P37" text:outline-level="2"><text:soft-page-break/>Forces et faiblesses</text:h>
      <text:p text:style-name="P20"><text:tab/>Bons nombres d’informations doivent transiter entre les chantiers, le Département Maintenance, le Département Matériel et le siège. Il n’existe aucun système de communication rapide entre le siège et les chantiers ce qui ralentit dans un premier temps les demandes d’intervention de panne et de maintenance. Les applications ont été développées en interne et indépendamment ce qui peut entraîner des problèmes de compatibilités entre les informations transmises. Le support et l’évolution de ces applications devient donc aussi problématique.</text:p>
      <text:p text:style-name="P20"><text:tab/>On peut observer pour le service de maintenance qu’il y a une surcharge au niveau des flux d’informations reçues et transmises. Ce qui représente une monopolisation conséquente des ressources. </text:p>
      <text:p text:style-name="P20"><text:tab/>La réalisation d’une opération de maintenance est effectuée si les pièces de rechange sont disponibles pour l’opération et qu’une personne ait été affectée à l’opération. Cependant, les demandes de pièces de rechange sont émises trop tardivement. En effet, auraient pu être réalisées directement après identification de l’opération de maintenance à effectuer ou après le diagnostic de la panne. Le temps ainsi perdu par des communications trop lentes et par des demandes de rechanges tardives accroît le temps d’immobilisation du matériel.</text:p>
      <text:p text:style-name="P20"><text:tab/>Les pannes sont directement traitées, afin de ne pas perdre de temps. Cependant, elles ne passent pas par la planification des tâches de maintenance et aucun calcul de statistique sur les pannes n’est mis en place. On ne peut donc effectuer de la maintenance préventive pour réduire le nombre de pannes.</text:p>
      <text:p text:style-name="P20"/>
      <text:p text:style-name="P20"><text:s/></text:p>
      <text:p text:style-name="P20"/>
      <text:p text:style-name="P20"/>
      <text:p text:style-name="P20"/>
      <text:p text:style-name="P20"/>
      <text:h text:style-name="P31" text:outline-level="1"><text:soft-page-break/>PROCESSUS DE Approvisionnement</text:h>
      <text:h text:style-name="P35" text:outline-level="2">MCT</text:h>
      <text:p text:style-name="P17"/>
      <text:p text:style-name="P17"><draw:frame draw:style-name="fr2" draw:name="Image16" text:anchor-type="paragraph" svg:x="1.201cm" svg:y="0.111cm" svg:width="15.201cm" svg:height="20.581cm" draw:z-index="8"><draw:image xlink:href="Pictures/200001BA000046240000682E104D6D32.wmf" xlink:type="simple" xlink:show="embed" xlink:actuate="onLoad"/></draw:frame></text:p>
      <text:h text:style-name="P37" text:outline-level="2"><text:soft-page-break/>MCD</text:h>
      <text:p text:style-name="P20">À faire</text:p>
      <text:h text:style-name="P37" text:outline-level="2">MOT</text:h>
      <text:p text:style-name="P19"><text:span text:style-name="T6">A faire</text:span></text:p>
      <text:h text:style-name="P37" text:outline-level="2">Applications informatiques existantes</text:h>
      <text:p text:style-name="P19"><text:span text:style-name="T10"><text:tab/></text:span><text:span text:style-name="T17">L’application de gestion des stocks</text:span><text:span text:style-name="T16"> de pièces de rechange est utilisée pour générer les demandes de réapprovisionnement des pièces de rechange par le </text:span><text:span text:style-name="T17">Département Maintenance.</text:span></text:p>
      <text:p text:style-name="P24">Une fois ces demandes réceptionnées par le <text:span text:style-name="T20">Département Achat</text:span>, elles seront transmises aux fournisseurs choisis par la suite grâce à <text:span text:style-name="T20">l’application de gestion des fournisseurs.</text:span></text:p>
      <text:p text:style-name="P24"><text:tab/><text:span text:style-name="T20">L’application de gestion des stocks </text:span>de pièces de rechange assure tous les traitements nécessaires précédents la demande de réapprovisionnement en pièces de rechange.</text:p>
      <text:p text:style-name="P24"><text:tab/><text:span text:style-name="T20">L’application de gestion des fournisseurs </text:span>permettra de consulter les catalogues fournisseur et de générer les commandes par fournisseur.</text:p>
      <text:p text:style-name="P33"><text:span text:style-name="T20">L'application de gestion des bons de commande</text:span> ?????</text:p>
      <text:h text:style-name="P36" text:outline-level="2"><text:span text:style-name="T6">Forces et faiblesses</text:span></text:h>
      <text:p text:style-name="P17"/>
      <text:p text:style-name="P25"><text:tab/>Il y a <text:span text:style-name="T18">2 types de demandes pour les pièces de rechange (transmises au </text:span><text:span text:style-name="T19">Département Achat</text:span><text:span text:style-name="T18"> et plus particulièrement au </text:span><text:span text:style-name="T19">service d’achat des pièces de rechange)</text:span></text:p>
      <text:list xml:id="list28401863" text:style-name="L5">
        <text:list-item>
          <text:p text:style-name="P28"><text:span text:style-name="T13">Celles qui passent par le </text:span><text:span text:style-name="T14">service de gestion des Pièces de Rechange</text:span><text:span text:style-name="T15"> – demandes <text:s/>pas </text:span><text:span text:style-name="T13">urgentes.</text:span></text:p>
        </text:list-item>
        <text:list-item>
          <text:p text:style-name="P27"><text:span text:style-name="T11">Celles qui sont directement émises par le </text:span><text:span text:style-name="T12">service Maintenance <text:s/>- </text:span><text:span text:style-name="T11">demandes urgentes.</text:span></text:p>
        </text:list-item>
      </text:list>
      <text:p text:style-name="P26"><text:tab/>On peut remarquer que ces dernières demandes peuvent poser problème: pour celles-ci aucune consultation du stock n’a été effectuée. On aurait ainsi pu utiliser des pièces de rechange en stock au lieu d’en acheter de nouvelles. Le service d’achat des pièces de rechange a donc un rôle limité dans cette situation.</text:p>
      <text:p text:style-name="P26"><text:tab/>Un autre problème au niveau du service d'approvisionnement est que les <text:span text:style-name="T20">prévisions</text:span> de <text:soft-page-break/>consommation ne prennent en compte que les demandes de pièces de rechange classiques. Les demandes urgentes ne sont pas comprises dans cette analyse. Aucune statistique ne peut être effectuée sur les demandes urgentes qui peuvent bouleverser le stock et le taux de disponibilité. <text:s/>De plus, le systeme repose sur une prévision de la consommation à court terme, elle même reposant sur des calculs d'utilisation de pièces de rechange sur la période précédent la prévision. Si le matériel utilisé sur la période suivante est complètement différent, ou si les conditions d'utilisation du matériel change drastiquement, la consommation de pièces de rechange n'aura rien à voir avec l'utilisation faites précédemment et donc la prévision va se révéler erronée. Des problèmes de manque de pièce ou au contraire de stocks ne diminuant pas risquent d'apparaître dans ce cas. </text:p>
      <text:p text:style-name="P26"><text:tab/>La transmission par fichier d’informations entre le Département Maintenance et le Département Achat n’est de plus pas la solution la plus fiable et la plus rapide. Les applications ont été développées en interne et indépendamment ce qui peut entraîner des problèmes de compatibilités entre les informations transmises. Le support et l’évolution de ces applications devient donc aussi problématique.</text:p>
      <text:p text:style-name="P26"><text:tab/>Il est nécessaire d'améliorer la gestion du stock de pièces de rechange et des commandes de pièces afin d'optimiser les quantités de pièces de rechange en stock afin de limiter au maximum le coût du stockage des pièces de rechange sans pour autant augmenter les problèmes de disponibilité des pièces de rechange, qu'il faudrait limiter au maximum. </text:p>
      <text:p text:style-name="P26"><text:tab/>La gestion du stock peut être améliorée en ayant un stock plus important de pièces de rechange connues pour être utilisées souvent, alors qu'on va baisser le stock de pièces dites "exceptionnelles". De plus, on peut améliorer cette prévision en utilisant la liste des affectations de matériel produite par le service de gestion du matériel. En effet, chaque matériel a des pièces qui doivent être changées souvent. Le stock devrait donc être adapté en fonction de l'utilisation du matériel pendant la période à venir plutôt que en fonction de l'utilisation des pièces de rechange sur la période précédente.</text:p>
      <text:p text:style-name="P26"><text:tab/></text:p>
      <text:p text:style-name="P26"/>
      <text:p text:style-name="P26"/>
      <text:p text:style-name="P26"/>
      <text:p text:style-name="P26"/>
      <text:p text:style-name="P29"/>
      <text:p text:style-name="P17"><text:soft-page-break/></text:p>
      <text:p text:style-name="P17"/>
      <text:h text:style-name="P31" text:outline-level="1">PROCESSUS DE Facturation</text:h>
      <text:h text:style-name="P35" text:outline-level="2">MCT</text:h>
      <text:p text:style-name="P17"/>
      <text:p text:style-name="P18"><draw:frame draw:style-name="fr2" draw:name="Image17" text:anchor-type="paragraph" svg:x="1.496cm" svg:y="0.515cm" svg:width="14.434cm" svg:height="14.025cm" draw:z-index="7"><draw:image xlink:href="Pictures/200001560000449900004CB74AA4ED81.wmf" xlink:type="simple" xlink:show="embed" xlink:actuate="onLoad"/></draw:frame></text:p>
      <text:p text:style-name="P18"/>
      <text:p text:style-name="P18"/>
      <text:h text:style-name="P37" text:outline-level="2">MCD</text:h>
      <text:p text:style-name="P20">À faire</text:p>
      <text:h text:style-name="P37" text:outline-level="2"><text:soft-page-break/>MOT</text:h>
      <text:h text:style-name="P37" text:outline-level="2">Applications informatiques existantes</text:h>
      <text:h text:style-name="P37" text:outline-level="2">Forces et faiblesses</text:h>
      <text:p text:style-name="P3"/>
      <text:p text:style-name="Spec_20_-_20_Texte_20_sans_20_mise_20_en_20_forme"><draw:frame text:anchor-type="paragraph" draw:z-index="1" draw:style-name="gr2" draw:text-style-name="P38" svg:width="17.001cm" svg:height="1.248cm" svg:x="0.501cm" svg:y="0.63cm"><draw:text-box><text:p><text:span text:style-name="T24">Note :</text:span></text:p><text:p><text:span text:style-name="T22">Ceci est une note !</text:span></text:p></draw:text-box></draw:frame></text:p>
      <text:p text:style-name="Spec_20_-_20_Texte_20_sans_20_mise_20_en_20_forme"><draw:frame text:anchor-type="paragraph" draw:z-index="3" draw:style-name="gr4" draw:text-style-name="P38" svg:width="17.001cm" svg:height="1.347cm" svg:x="0.501cm" svg:y="5.061cm"><draw:text-box><text:p><text:span text:style-name="T24">ATTENTION !</text:span></text:p><text:p><text:span text:style-name="T22">Ceci est une note importante !</text:span></text:p></draw:text-box></draw:frame><draw:frame text:anchor-type="paragraph" draw:z-index="2" draw:style-name="gr3" draw:text-style-name="P38" svg:width="17.001cm" svg:height="1.347cm" svg:x="0.501cm" svg:y="2.63cm"><draw:text-box><text:p><text:span text:style-name="T24">IMPORTANT !</text:span></text:p><text:p><text:span text:style-name="T22">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8" svg:width="17.001cm" svg:height="2.567cm" svg:x="0.501cm" svg:y="2.163cm"><draw:text-box><text:p><text:span text:style-name="T21">Note aux développeurs :</text:span></text:p><text:p><text:span text:style-name="T22">Ceci est une note pour les développeurs !</text:span></text:p><text:p><text:span text:style-name="T23">Exemples</text:span><text:span text:style-name="T22"> : </text:span></text:p><text:p><text:span text:style-name="T22">- Prévoir en flexibilité : la liste pourra changer au cours du temps et être 10 fois plus longue.</text:span></text:p><text:p><text:span text:style-name="T22">- Le système AX est incompatible avec le produit AY : Utilisez la méthode BY.</text:span></text:p></draw:text-box></draw:frame><draw:frame text:anchor-type="paragraph" draw:z-index="4" draw:style-name="gr5" draw:text-style-name="P38" svg:width="17.001cm" svg:height="2.991cm" svg:x="0.501cm" svg:y="5.128cm"><draw:text-box><text:p><text:span text:style-name="T25">Note aux fonctionnels :</text:span></text:p><text:p><text:span text:style-name="T22">Ceci est une note pour les fonctionnels.</text:span></text:p><text:p><text:span text:style-name="T23">Exemple</text:span><text:span text:style-name="T22"> : </text:span></text:p><text:p><text:span text:style-name="T22">- Cette décision a été prise afin de rester en accord avec la procédure A090.</text:span></text:p><text:p><text:span text:style-name="T22">- Cette étape de validation est particulièrement importante dans le processus de gestion du magasin. Vérifiez à deux fois plutôt que d' « auto-valider ».</text:span></text:p></draw:text-box></draw:frame><draw:frame text:anchor-type="paragraph" draw:z-index="5" draw:style-name="gr6" draw:text-style-name="P38" svg:width="17.001cm" svg:height="2.991cm" svg:x="0.501cm" svg:y="9.781cm"><draw:text-box><text:p><text:span text:style-name="T26">Note aux testeurs :</text:span></text:p><text:p><text:span text:style-name="T22">Ceci est une note pour les testeurs.</text:span></text:p><text:p><text:span text:style-name="T23">Exemple</text:span><text:span text:style-name="T22"> : </text:span></text:p><text:p><text:span text:style-name="T22">- Pensez à vérifier le comportement de chaque champ obligatoire lorsqu'il est vide.</text:span></text:p><text:p><text:span text:style-name="T22">-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3" svg:font-family="Arial, sans-serif"/>
    <style:font-face style:name="Calibri2" svg:font-family="Calibri, sans-serif"/>
    <style:font-face style:name="Colibri" svg:font-family="Colibri"/>
    <style:font-face style:name="OpenSymbol" svg:font-family="OpenSymbol"/>
    <style:font-face style:name="Tahoma4" svg:font-family="Tahoma"/>
    <style:font-face style:name="Arial4"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phe" style:family="paragraph" style:parent-style-name="Text_20_body" style:master-page-name="">
      <style:paragraph-properties fo:margin-left="1cm" fo:margin-right="0cm" fo:text-align="justify" style:justify-single-word="false" fo:keep-together="always" fo:text-indent="0cm" style:auto-text-indent="false" style:page-number="auto" fo:background-color="transparent" style:shadow="none" fo:keep-with-next="auto">
        <style:tab-stops/>
        <style:background-image/>
      </style:paragraph-properties>
      <style:text-properties style:font-name="Calibri1"/>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14</text:page-number> sur <text:page-count>1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2T09:11:04.90</meta:creation-date>
    <meta:editing-duration>PT03H14M12S</meta:editing-duration>
    <meta:editing-cycles>12</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Gartu Stefana</meta:initial-creator>
    <dc:date>2011-01-13T08:37:01.28</dc:date>
    <dc:creator>Gartu Stefana</dc:creator>
    <meta:document-statistic meta:table-count="3" meta:image-count="3" meta:object-count="0" meta:page-count="14" meta:paragraph-count="118" meta:word-count="1369" meta:character-count="8972"/>
    <meta:user-defined meta:name="Info 2"/>
    <meta:user-defined meta:name="Info 3"/>
    <meta:user-defined meta:name="Info 4"/>
    <meta:user-defined meta:name="License">&lt;a href="http://templates.services.openoffice.org/bsd-license"&gt;BSD&lt;/a&gt; </meta:user-defined>
  </office:meta>
</office:document-meta>
</file>